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38cm" fo:min-width="3.944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97cm" fo:min-width="1.74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46cm" fo:min-width="2.42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71cm" fo:min-width="2.869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97cm" fo:min-width="1.97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97cm" fo:min-width="1.521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97cm" fo:min-width="3.318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97cm" fo:min-width="2.869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46cm" fo:min-width="2.868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873cm" fo:min-width="1.745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771cm" fo:min-width="2.643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22cm" fo:min-width="2.419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38cm" fo:min-width="4.58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546cm" fo:min-width="2.194cm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21.339cm" fo:min-width="29.6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text-align="end" style:writing-mode="lr-tb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.444cm" svg:height="1.588cm" svg:x="8.621cm" svg:y="10.524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4.444cm" svg:height="1.588cm" svg:x="28.623cm" svg:y="8.302cm">
          <text:p text:style-name="P1">Tic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3.175cm" svg:height="1.905cm" svg:x="4.492cm" svg:y="2.27cm">
          <text:p text:style-name="P1">Name</text:p>
          <text:p text:style-name="P1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3.175cm" svg:height="1.905cm" svg:x="7.985cm" svg:y="1.95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3.175cm" svg:height="1.905cm" svg:x="11.477cm" svg:y="1.63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3.175cm" svg:height="1.905cm" svg:x="2.27cm" svg:y="4.175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175cm" svg:height="1.905cm" svg:x="1.635cm" svg:y="6.715cm">
          <text:p text:style-name="P1">Phone</text:p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175cm" svg:height="1.905cm" svg:x="2.587cm" svg:y="20.367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4.128cm" svg:height="2.54cm" svg:x="14.969cm" svg:y="1.952cm">
          <text:p text:style-name="P1">Registration</text:p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175cm" svg:height="1.905cm" svg:x="3.857cm" svg:y="14.017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175cm" svg:height="1.905cm" svg:x="8.937cm" svg:y="18.78cm">
          <text:p text:style-name="P1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3.175cm" svg:height="1.905cm" svg:x="1cm" svg:y="9.572cm">
          <text:p text:style-name="P1">Attemps</text:p>
          <text:p text:style-name="P1">To 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175cm" svg:height="1.905cm" svg:x="7.032cm" svg:y="20.685cm">
          <text:p text:style-name="P1">all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175cm" svg:height="1.905cm" svg:x="4.81cm" svg:y="19.097cm">
          <text:p text:style-name="P1">Postal</text:p>
          <text:p text:style-name="P1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175cm" svg:height="1.905cm" svg:x="11.16cm" svg:y="20.367cm">
          <text:p text:style-name="P1">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175cm" svg:height="1.905cm" svg:x="1cm" svg:y="18.462cm">
          <text:p text:style-name="P1">str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.588cm" svg:y1="18.462cm" svg:x2="3.857cm" svg:y2="14.97cm" draw:start-shape="id1" draw:start-glue-point="4" draw:end-shape="id2" draw:end-glue-point="6" svg:d="M2588 18462v-3492h1269" svg:viewBox="0 0 1270 3493">
          <text:p/>
        </draw:connector>
        <draw:connector draw:style-name="gr4" draw:text-style-name="P3" draw:layer="layout" svg:x1="8.62cm" svg:y1="20.685cm" svg:x2="5.445cm" svg:y2="15.922cm" draw:start-shape="id3" draw:start-glue-point="4" draw:end-shape="id2" draw:end-glue-point="8" svg:d="M8620 20685v-2382h-3175v-2381" svg:viewBox="0 0 3176 4764">
          <text:p/>
        </draw:connector>
        <draw:connector draw:style-name="gr4" draw:text-style-name="P3" draw:layer="layout" svg:x1="12.748cm" svg:y1="20.367cm" svg:x2="7.032cm" svg:y2="14.97cm" draw:start-shape="id4" draw:start-glue-point="4" draw:end-shape="id2" draw:end-glue-point="10" svg:d="M12748 20367v-5397h-5716" svg:viewBox="0 0 5717 5398">
          <text:p/>
        </draw:connector>
        <draw:connector draw:style-name="gr4" draw:text-style-name="P3" draw:layer="layout" svg:x1="11.647cm" svg:y1="19.059cm" svg:x2="6.567cm" svg:y2="15.643cm" draw:start-shape="id5" draw:start-glue-point="11" draw:end-shape="id2" draw:end-glue-point="9" svg:d="M11647 19059v-1708h-5080v-1708" svg:viewBox="0 0 5081 3417">
          <text:p/>
        </draw:connector>
        <draw:connector draw:style-name="gr4" draw:text-style-name="P3" draw:layer="layout" svg:x1="6.398cm" svg:y1="19.097cm" svg:x2="4.322cm" svg:y2="15.643cm" draw:start-shape="id6" draw:start-glue-point="4" draw:end-shape="id2" draw:end-glue-point="7" svg:d="M6398 19097v-1588h-2076v-1866" svg:viewBox="0 0 2077 3455">
          <text:p/>
        </draw:connector>
        <draw:connector draw:style-name="gr4" draw:text-style-name="P3" draw:layer="layout" svg:x1="4.174cm" svg:y1="20.367cm" svg:x2="5.445cm" svg:y2="15.922cm" draw:start-shape="id7" draw:end-shape="id2" draw:end-glue-point="8" svg:d="M4174 20367v-2223h1271v-2222" svg:viewBox="0 0 1272 4446">
          <text:p/>
        </draw:connector>
        <draw:connector draw:style-name="gr4" draw:text-style-name="P3" draw:layer="layout" svg:x1="4.81cm" svg:y1="7.668cm" svg:x2="8.621cm" svg:y2="11.318cm" draw:start-shape="id8" draw:start-glue-point="10" draw:end-shape="id9" draw:end-glue-point="3" svg:d="M4810 7668h1906v3650h1905" svg:viewBox="0 0 3812 3651">
          <text:p/>
        </draw:connector>
        <draw:connector draw:style-name="gr4" draw:text-style-name="P3" draw:layer="layout" svg:x1="6.079cm" svg:y1="4.175cm" svg:x2="10.843cm" svg:y2="10.524cm" draw:start-shape="id10" draw:end-shape="id9" draw:end-glue-point="0" svg:d="M6079 4175v3175h4764v3174" svg:viewBox="0 0 4765 6350">
          <text:p/>
        </draw:connector>
        <draw:connector draw:style-name="gr4" draw:text-style-name="P3" draw:layer="layout" svg:x1="4.98cm" svg:y1="5.801cm" svg:x2="8.621cm" svg:y2="11.318cm" draw:start-shape="id11" draw:start-glue-point="9" draw:end-shape="id9" draw:end-glue-point="3" svg:d="M4980 5801v5517h3641" svg:viewBox="0 0 3642 5518">
          <text:p/>
        </draw:connector>
        <draw:connector draw:style-name="gr4" draw:text-style-name="P3" draw:layer="layout" svg:x1="9.573cm" svg:y1="3.857cm" svg:x2="10.843cm" svg:y2="10.524cm" draw:start-shape="id12" draw:start-glue-point="8" draw:end-shape="id9" svg:d="M9573 3857v3334h1270v3333" svg:viewBox="0 0 1271 6668">
          <text:p/>
        </draw:connector>
        <draw:connector draw:style-name="gr4" draw:text-style-name="P3" draw:layer="layout" svg:x1="13.065cm" svg:y1="3.54cm" svg:x2="10.843cm" svg:y2="10.524cm" draw:start-shape="id13" draw:start-glue-point="8" draw:end-shape="id9" draw:end-glue-point="0" svg:d="M13065 3540v3492h-2222v3492" svg:viewBox="0 0 2223 6985">
          <text:p/>
        </draw:connector>
        <draw:connector draw:style-name="gr4" draw:text-style-name="P3" draw:layer="layout" svg:x1="17.033cm" svg:y1="4.492cm" svg:x2="10.843cm" svg:y2="10.524cm" draw:start-shape="id14" draw:start-glue-point="8" draw:end-shape="id9" draw:end-glue-point="0" svg:d="M17033 4492v3017h-6190v3015" svg:viewBox="0 0 6191 6033">
          <text:p/>
        </draw:connector>
        <draw:connector draw:style-name="gr4" draw:text-style-name="P3" draw:layer="layout" svg:x1="4.175cm" svg:y1="10.525cm" svg:x2="8.621cm" svg:y2="11.318cm" draw:start-shape="id15" draw:start-glue-point="10" draw:end-shape="id9" draw:end-glue-point="3" svg:d="M4175 10525h2223v793h2223" svg:viewBox="0 0 4447 794">
          <text:p/>
        </draw:connector>
        <draw:connector draw:style-name="gr4" draw:text-style-name="P3" draw:layer="layout" svg:x1="5.445cm" svg:y1="14.017cm" svg:x2="10.843cm" svg:y2="12.112cm" draw:start-shape="id2" draw:start-glue-point="4" draw:end-shape="id9" draw:end-glue-point="2" svg:d="M5445 14017v-953h5398v-952" svg:viewBox="0 0 5399 1906">
          <text:p/>
        </draw:connector>
        <draw:custom-shape draw:style-name="gr2" draw:text-style-name="P2" xml:id="id18" draw:id="id18" draw:layer="layout" svg:width="3.175cm" svg:height="1.905cm" svg:x="23.225cm" svg:y="10.207cm">
          <text:p text:style-name="P1">su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3.175cm" svg:height="1.905cm" svg:x="22.59cm" svg:y="7.032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3.175cm" svg:height="1.905cm" svg:x="33.067cm" svg:y="5.127cm">
          <text:p text:style-name="P1">Name</text:p>
          <text:p text:style-name="P1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9" draw:id="id19" draw:layer="layout" svg:width="4.763cm" svg:height="2.857cm" svg:x="33.702cm" svg:y="11.795cm">
          <text:p text:style-name="P1">Customer</text:p>
          <text:p text:style-name="P1">(creator)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5.765cm" svg:y1="7.985cm" svg:x2="28.623cm" svg:y2="9.096cm" draw:start-shape="id16" draw:start-glue-point="10" draw:end-shape="id17" svg:d="M25765 7985h1429v1111h1429" svg:viewBox="0 0 2859 1112">
          <text:p/>
        </draw:connector>
        <draw:connector draw:style-name="gr4" draw:text-style-name="P3" draw:layer="layout" svg:x1="26.4cm" svg:y1="11.16cm" svg:x2="30.845cm" svg:y2="9.89cm" draw:start-shape="id18" draw:start-glue-point="10" draw:end-shape="id17" draw:end-glue-point="2" svg:d="M26400 11160h4445v-1270" svg:viewBox="0 0 4446 1271">
          <text:p/>
        </draw:connector>
        <draw:connector draw:style-name="gr4" draw:text-style-name="P3" draw:layer="layout" svg:x1="36.083cm" svg:y1="11.795cm" svg:x2="30.845cm" svg:y2="9.89cm" draw:start-shape="id19" draw:end-shape="id17" svg:d="M36083 11795v-953h-5238v-952" svg:viewBox="0 0 5239 1906">
          <text:p/>
        </draw:connector>
        <draw:connector draw:style-name="gr4" draw:text-style-name="P3" draw:layer="layout" svg:x1="34.654cm" svg:y1="7.032cm" svg:x2="30.845cm" svg:y2="8.302cm" draw:start-shape="id20" draw:start-glue-point="2" draw:end-shape="id17" svg:d="M34654 7032v635h-3809v635" svg:viewBox="0 0 3810 1271">
          <text:p/>
        </draw:connector>
        <draw:custom-shape draw:style-name="gr6" draw:text-style-name="P2" xml:id="id21" draw:id="id21" draw:layer="layout" svg:width="3.492cm" svg:height="1.905cm" svg:x="25.448cm" svg:y="13.06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3.175cm" svg:height="1.905cm" svg:x="29.575cm" svg:y="13.065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7.194cm" svg:y1="13.065cm" svg:x2="30.845cm" svg:y2="9.89cm" draw:start-shape="id21" draw:start-glue-point="4" draw:end-shape="id17" draw:end-glue-point="2" svg:d="M27194 13065v-1588h3651v-1587" svg:viewBox="0 0 3652 3176">
          <text:p/>
        </draw:connector>
        <draw:connector draw:style-name="gr4" draw:text-style-name="P3" draw:layer="layout" svg:x1="31.162cm" svg:y1="13.065cm" svg:x2="30.845cm" svg:y2="9.89cm" draw:start-shape="id22" draw:end-shape="id17" draw:end-glue-point="2" svg:d="M31162 13065v-1588h-317v-1587" svg:viewBox="0 0 318 3176">
          <text:p/>
        </draw:connector>
        <draw:custom-shape draw:style-name="gr1" draw:text-style-name="P2" xml:id="id24" draw:id="id24" draw:layer="layout" svg:width="4.444cm" svg:height="1.588cm" svg:x="3.222cm" svg:y="28.304cm">
          <text:p text:style-name="P4"><text:span text:style-name="T1">Order item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3.175cm" svg:height="1.905cm" svg:x="8.937cm" svg:y="29.892cm">
          <text:p text:style-name="P1">Order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3.175cm" svg:height="1.905cm" svg:x="7.667cm" svg:y="26.082cm">
          <text:p text:style-name="P1">produc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3.175cm" svg:height="1.905cm" svg:x="2.904cm" svg:y="25.13cm">
          <text:p text:style-name="P1">Product</text:p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7" draw:id="id27" draw:layer="layout" svg:width="2.857cm" svg:height="1.905cm" svg:x="3.857cm" svg:y="31.162cm">
          <text:p text:style-name="P1">product </text:p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4.491cm" svg:y1="27.035cm" svg:x2="5.444cm" svg:y2="28.304cm" draw:start-shape="id23" draw:end-shape="id24" svg:d="M4491 27035v635h953v634" svg:viewBox="0 0 954 1270">
          <text:p/>
        </draw:connector>
        <draw:connector draw:style-name="gr4" draw:text-style-name="P3" draw:layer="layout" svg:x1="9.254cm" svg:y1="27.987cm" svg:x2="7.666cm" svg:y2="29.098cm" draw:start-shape="id25" draw:end-shape="id24" svg:d="M9254 27987v1111h-1588" svg:viewBox="0 0 1589 1112">
          <text:p/>
        </draw:connector>
        <draw:connector draw:style-name="gr4" draw:text-style-name="P3" draw:layer="layout" svg:x1="8.937cm" svg:y1="30.844cm" svg:x2="7.666cm" svg:y2="29.098cm" draw:start-shape="id26" draw:start-glue-point="3" draw:end-shape="id24" svg:d="M8937 30844h-636v-1746h-635" svg:viewBox="0 0 1272 1747">
          <text:p/>
        </draw:connector>
        <draw:connector draw:style-name="gr4" draw:text-style-name="P3" draw:layer="layout" svg:x1="5.285cm" svg:y1="31.162cm" svg:x2="5.444cm" svg:y2="29.892cm" draw:start-shape="id27" draw:start-glue-point="0" draw:end-shape="id24" svg:d="M5285 31162v-635h159v-635" svg:viewBox="0 0 160 1271">
          <text:p/>
        </draw:connector>
        <draw:custom-shape draw:style-name="gr1" draw:text-style-name="P2" xml:id="id29" draw:id="id29" draw:layer="layout" svg:width="4.444cm" svg:height="1.588cm" svg:x="2.271cm" svg:y="38.782cm">
          <text:p text:style-name="P1">Cart List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3.175cm" svg:height="1.905cm" svg:x="2.905cm" svg:y="35.607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3.175cm" svg:height="1.905cm" svg:x="8.62cm" svg:y="38.147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3.175cm" svg:height="1.905cm" svg:x="4.493cm" svg:y="42.275cm">
          <text:p text:style-name="P1">Product</text:p>
          <text:p text:style-name="P1">amou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4.492cm" svg:y1="37.512cm" svg:x2="4.493cm" svg:y2="38.782cm" draw:start-shape="id28" draw:end-shape="id29" draw:end-glue-point="0" svg:d="M4492 37512v635h1v635" svg:viewBox="0 0 2 1271">
          <text:p/>
        </draw:connector>
        <draw:connector draw:style-name="gr4" draw:text-style-name="P3" draw:layer="layout" svg:x1="8.62cm" svg:y1="39.099cm" svg:x2="6.715cm" svg:y2="39.576cm" draw:start-shape="id30" draw:end-shape="id29" svg:d="M8620 39099h-953v477h-952" svg:viewBox="0 0 1906 478">
          <text:p/>
        </draw:connector>
        <draw:connector draw:style-name="gr4" draw:text-style-name="P3" draw:layer="layout" svg:x1="6.08cm" svg:y1="42.275cm" svg:x2="4.493cm" svg:y2="40.37cm" draw:start-shape="id31" draw:start-glue-point="0" draw:end-shape="id29" svg:d="M6080 42275v-953h-1587v-952" svg:viewBox="0 0 1588 1906">
          <text:p/>
        </draw:connector>
        <draw:custom-shape draw:style-name="gr1" draw:text-style-name="P2" xml:id="id33" draw:id="id33" draw:layer="layout" svg:width="4.444cm" svg:height="1.588cm" svg:x="52.752cm" svg:y="7.667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3.175cm" svg:height="1.905cm" svg:x="58.467cm" svg:y="6.398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3.175cm" svg:height="1.905cm" svg:x="56.88cm" svg:y="10.208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2" draw:id="id32" draw:layer="layout" svg:width="5.398cm" svg:height="1.905cm" svg:x="52.435cm" svg:y="2.905cm">
          <text:p text:style-name="P1">First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4" draw:id="id34" draw:layer="layout" svg:width="5.398cm" svg:height="1.905cm" svg:x="46.085cm" svg:y="3.858cm">
          <text:p text:style-name="P1">Second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5" draw:id="id35" draw:layer="layout" svg:width="4.763cm" svg:height="1.905cm" svg:x="46.402cm" svg:y="7.35cm">
          <text:p text:style-name="P1">Third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55.134cm" svg:y1="4.81cm" svg:x2="54.974cm" svg:y2="7.667cm" draw:start-shape="id32" draw:end-shape="id33" svg:d="M55134 4810v1429h-160v1428" svg:viewBox="0 0 161 2858">
          <text:p/>
        </draw:connector>
        <draw:connector draw:style-name="gr4" draw:text-style-name="P3" draw:layer="layout" svg:x1="51.483cm" svg:y1="4.81cm" svg:x2="52.752cm" svg:y2="8.461cm" draw:start-shape="id34" draw:end-shape="id33" svg:d="M51483 4810h635v3651h634" svg:viewBox="0 0 1270 3652">
          <text:p/>
        </draw:connector>
        <draw:connector draw:style-name="gr4" draw:text-style-name="P3" draw:layer="layout" svg:x1="51.165cm" svg:y1="8.302cm" svg:x2="52.752cm" svg:y2="8.461cm" draw:start-shape="id35" draw:end-shape="id33" svg:d="M51165 8302h794v159h793" svg:viewBox="0 0 1588 160">
          <text:p/>
        </draw:connector>
        <draw:connector draw:style-name="gr4" draw:text-style-name="P3" draw:layer="layout" svg:x1="58.932cm" svg:y1="6.677cm" svg:x2="54.974cm" svg:y2="7.667cm" draw:start-shape="id36" draw:start-glue-point="5" draw:end-shape="id33" svg:d="M58932 6677v-781h-3958v1771" svg:viewBox="0 0 3959 1772">
          <text:p/>
        </draw:connector>
        <draw:connector draw:style-name="gr4" draw:text-style-name="P3" draw:layer="layout" svg:x1="58.467cm" svg:y1="10.208cm" svg:x2="57.196cm" svg:y2="8.461cm" draw:start-shape="id37" draw:end-shape="id33" svg:d="M58467 10208v-1747h-1271" svg:viewBox="0 0 1272 1748">
          <text:p/>
        </draw:connector>
        <draw:custom-shape draw:style-name="gr2" draw:text-style-name="P2" xml:id="id38" draw:id="id38" draw:layer="layout" svg:width="3.175cm" svg:height="1.905cm" svg:x="52.117cm" svg:y="10.525cm">
          <text:p text:style-name="P1">Attemps to</text:p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54.974cm" svg:y1="9.255cm" svg:x2="53.704cm" svg:y2="10.525cm" draw:start-shape="id33" draw:end-shape="id38" draw:end-glue-point="0" svg:d="M54974 9255v635h-1270v635" svg:viewBox="0 0 1271 1271">
          <text:p/>
        </draw:connector>
        <draw:custom-shape draw:style-name="gr1" draw:text-style-name="P2" xml:id="id40" draw:id="id40" draw:layer="layout" svg:width="4.444cm" svg:height="1.588cm" svg:x="70.85cm" svg:y="7.349cm">
          <text:p text:style-name="P1">Comment </text:p>
          <text:p text:style-name="P1">verified</text:p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3.175cm" svg:height="1.905cm" svg:x="71.485cm" svg:y="11.794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3" draw:id="id43" draw:layer="layout" svg:width="3.175cm" svg:height="1.905cm" svg:x="75.93cm" svg:y="10.207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3.175cm" svg:height="1.905cm" svg:x="66.723cm" svg:y="4.809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66.088cm" svg:y="10.524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9" draw:id="id39" draw:layer="layout" svg:width="3.175cm" svg:height="1.905cm" svg:x="66.088cm" svg:y="10.524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3.175cm" svg:height="1.905cm" svg:x="74.343cm" svg:y="2.587cm">
          <text:p text:style-name="P1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69.263cm" svg:y1="11.476cm" svg:x2="70.85cm" svg:y2="8.143cm" draw:start-shape="id39" draw:end-shape="id40" svg:d="M69263 11476h794v-3333h793" svg:viewBox="0 0 1588 3334">
          <text:p/>
        </draw:connector>
        <draw:connector draw:style-name="gr4" draw:text-style-name="P3" draw:layer="layout" svg:x1="68.31cm" svg:y1="6.714cm" svg:x2="70.85cm" svg:y2="8.143cm" draw:start-shape="id41" draw:end-shape="id40" draw:end-glue-point="3" svg:d="M68310 6714v1429h2540" svg:viewBox="0 0 2541 1430">
          <text:p/>
        </draw:connector>
        <draw:connector draw:style-name="gr4" draw:text-style-name="P3" draw:layer="layout" svg:x1="73.072cm" svg:y1="11.794cm" svg:x2="73.072cm" svg:y2="8.937cm" draw:start-shape="id42" draw:end-shape="id40" svg:d="M73072 11794v-2857" svg:viewBox="0 0 1 2858">
          <text:p/>
        </draw:connector>
        <draw:connector draw:style-name="gr4" draw:text-style-name="P3" draw:layer="layout" svg:x1="77.517cm" svg:y1="10.207cm" svg:x2="73.072cm" svg:y2="8.937cm" draw:start-shape="id43" draw:end-shape="id40" svg:d="M77517 10207v-635h-4445v-635" svg:viewBox="0 0 4446 1271">
          <text:p/>
        </draw:connector>
        <draw:connector draw:style-name="gr4" draw:text-style-name="P3" draw:layer="layout" svg:x1="75.93cm" svg:y1="4.492cm" svg:x2="73.072cm" svg:y2="7.349cm" draw:start-shape="id44" draw:end-shape="id40" svg:d="M75930 4492v1429h-2858v1428" svg:viewBox="0 0 2859 2858">
          <text:p/>
        </draw:connector>
        <draw:custom-shape draw:style-name="gr2" draw:text-style-name="P2" xml:id="id45" draw:id="id45" draw:layer="layout" svg:width="3.175cm" svg:height="1.905cm" svg:x="27.352cm" svg:y="4.175cm">
          <text:p text:style-name="P1">main</text:p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8.94cm" svg:y1="6.08cm" svg:x2="30.845cm" svg:y2="8.302cm" draw:start-shape="id45" draw:start-glue-point="8" draw:end-shape="id17" draw:end-glue-point="0" svg:d="M28940 6080v1111h1905v1111" svg:viewBox="0 0 1906 2223">
          <text:p/>
        </draw:connector>
        <draw:custom-shape draw:style-name="gr2" draw:text-style-name="P2" xml:id="id46" draw:id="id46" draw:layer="layout" svg:width="3.175cm" svg:height="1.905cm" svg:x="77.835cm" svg:y="6.079cm">
          <text:p text:style-name="P1">Status</text:p>
          <text:p text:style-name="P1">sugges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75.294cm" svg:y1="8.143cm" svg:x2="77.835cm" svg:y2="7.031cm" draw:start-shape="id40" draw:end-shape="id46" svg:d="M75294 8143h1270v-1112h1271" svg:viewBox="0 0 2542 1113">
          <text:p/>
        </draw:connector>
        <draw:custom-shape draw:style-name="gr2" draw:text-style-name="P2" xml:id="id47" draw:id="id47" draw:layer="layout" svg:width="3.175cm" svg:height="1.905cm" svg:x="36.56cm" svg:y="8.62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33.067cm" svg:y1="9.096cm" svg:x2="36.56cm" svg:y2="9.572cm" draw:start-shape="id17" draw:start-glue-point="1" draw:end-shape="id47" svg:d="M33067 9096h1746v476h1747" svg:viewBox="0 0 3494 477">
          <text:p/>
        </draw:connector>
        <draw:custom-shape draw:style-name="gr1" draw:text-style-name="P2" xml:id="id48" draw:id="id48" draw:layer="layout" svg:width="4.444cm" svg:height="1.588cm" svg:x="29.258cm" svg:y="22.271cm">
          <text:p text:style-name="P1">Banners URL</text:p>
          <draw:enhanced-geometry svg:viewBox="0 0 21600 21600" draw:type="rectangle" draw:enhanced-path="M 0 0 L 21600 0 21600 21600 0 21600 0 0 Z N"/>
        </draw:custom-shape>
        <draw:custom-shape draw:style-name="gr2" draw:text-style-name="P2" xml:id="id49" draw:id="id49" draw:layer="layout" svg:width="3.175cm" svg:height="1.905cm" svg:x="35.289cm" svg:y="19.732cm">
          <text:p text:style-name="P1">Sticky</text:p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0" draw:id="id50" draw:layer="layout" svg:width="4.762cm" svg:height="2.54cm" svg:x="34.019cm" svg:y="25.447cm">
          <text:p text:style-name="P1">Amazin’ offer</text:p>
          <text:p text:style-name="P1">1 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1" draw:id="id51" draw:layer="layout" svg:width="4.762cm" svg:height="2.54cm" svg:x="27.669cm" svg:y="26.399cm">
          <text:p text:style-name="P1">Amazin’ offer</text:p>
          <text:p text:style-name="P1">2 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33.702cm" svg:y1="23.065cm" svg:x2="35.289cm" svg:y2="20.684cm" draw:start-shape="id48" draw:end-shape="id49" svg:d="M33702 23065h793v-2381h794" svg:viewBox="0 0 1588 2382">
          <text:p/>
        </draw:connector>
        <draw:connector draw:style-name="gr4" draw:text-style-name="P3" draw:layer="layout" svg:x1="31.48cm" svg:y1="23.859cm" svg:x2="36.4cm" svg:y2="25.447cm" draw:start-shape="id48" draw:end-shape="id50" svg:d="M31480 23859v794h4920v794" svg:viewBox="0 0 4921 1589">
          <text:p/>
        </draw:connector>
        <draw:connector draw:style-name="gr4" draw:text-style-name="P3" draw:layer="layout" svg:x1="31.48cm" svg:y1="23.859cm" svg:x2="30.05cm" svg:y2="26.399cm" draw:start-shape="id48" draw:end-shape="id51" svg:d="M31480 23859v1270h-1430v1270" svg:viewBox="0 0 1431 2541">
          <text:p/>
        </draw:connector>
        <draw:custom-shape draw:style-name="gr2" draw:text-style-name="P2" xml:id="id53" draw:id="id53" draw:layer="layout" svg:width="3.175cm" svg:height="1.905cm" svg:x="30.209cm" svg:y="17.192cm">
          <text:p text:style-name="P1">Sticky</text:p>
          <text:p text:style-name="P1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4" draw:id="id54" draw:layer="layout" svg:width="4.762cm" svg:height="2.54cm" svg:x="24.177cm" svg:y="23.542cm">
          <text:p text:style-name="P1">Amazin’ offer</text:p>
          <text:p text:style-name="P1">1 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2" draw:id="id52" draw:layer="layout" svg:width="4.762cm" svg:height="2.54cm" svg:x="25.129cm" svg:y="18.144cm">
          <text:p text:style-name="P1">Amazin’ offer</text:p>
          <text:p text:style-name="P1">2 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7.51cm" svg:y1="20.684cm" svg:x2="31.48cm" svg:y2="22.271cm" draw:start-shape="id52" draw:end-shape="id48" svg:d="M27510 20684v794h3970v793" svg:viewBox="0 0 3971 1588">
          <text:p/>
        </draw:connector>
        <draw:connector draw:style-name="gr4" draw:text-style-name="P3" draw:layer="layout" svg:x1="31.796cm" svg:y1="19.097cm" svg:x2="31.48cm" svg:y2="22.271cm" draw:start-shape="id53" draw:end-shape="id48" svg:d="M31796 19097v1587h-316v1587" svg:viewBox="0 0 317 3175">
          <text:p/>
        </draw:connector>
        <draw:connector draw:style-name="gr4" draw:text-style-name="P3" draw:layer="layout" svg:x1="28.939cm" svg:y1="24.812cm" svg:x2="31.48cm" svg:y2="23.859cm" draw:start-shape="id54" draw:end-shape="id48" svg:d="M28939 24812h2541v-953" svg:viewBox="0 0 2542 954">
          <text:p/>
        </draw:connector>
        <draw:custom-shape draw:style-name="gr1" draw:text-style-name="P2" xml:id="id56" draw:id="id56" draw:layer="layout" svg:width="4.444cm" svg:height="1.588cm" svg:x="27.987cm" svg:y="42.275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2" draw:text-style-name="P2" xml:id="id55" draw:id="id55" draw:layer="layout" svg:width="3.175cm" svg:height="1.905cm" svg:x="28.305cm" svg:y="34.337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9.892cm" svg:y1="36.242cm" svg:x2="30.209cm" svg:y2="42.275cm" draw:start-shape="id55" draw:end-shape="id56" svg:d="M29892 36242v3017h317v3016" svg:viewBox="0 0 318 6034">
          <text:p/>
        </draw:connector>
        <draw:custom-shape draw:style-name="gr2" draw:text-style-name="P2" xml:id="id70" draw:id="id70" draw:layer="layout" svg:width="3.175cm" svg:height="1.905cm" svg:x="32.115cm" svg:y="34.655cm">
          <text:p text:style-name="P1">br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2" draw:id="id62" draw:layer="layout" svg:width="3.175cm" svg:height="1.905cm" svg:x="16.557cm" svg:y="45.767cm"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layout" svg:width="3.175cm" svg:height="1.905cm" svg:x="15.605cm" svg:y="43.227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1" draw:id="id71" draw:layer="layout" svg:width="3.175cm" svg:height="1.587cm" svg:x="34.972cm" svg:y="36.877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0" draw:id="id60" draw:layer="layout" svg:width="3.175cm" svg:height="1.905cm" svg:x="17.51cm" svg:y="41.005cm">
          <text:p text:style-name="P1">Imag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3" draw:id="id63" draw:layer="layout" svg:width="3.175cm" svg:height="1.905cm" svg:x="18.78cm" svg:y="48.625cm">
          <text:p text:style-name="P1">vide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8" draw:id="id58" draw:layer="layout" svg:width="3.175cm" svg:height="1.905cm" svg:x="21.002cm" svg:y="36.56cm"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4" draw:id="id64" draw:layer="layout" svg:width="3.175cm" svg:height="1.905cm" svg:x="21.32cm" svg:y="50.84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3.175cm" svg:height="1.905cm" svg:x="24.812cm" svg:y="52.117cm">
          <text:p text:style-name="P1">Summary</text:p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layout" svg:width="3.175cm" svg:height="1.905cm" svg:x="27.987cm" svg:y="49.895cm">
          <text:p text:style-name="P1">Priority</text:p>
          <text:p text:style-name="P1">To sell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67" draw:id="id67" draw:layer="layout" svg:width="4.445cm" svg:height="2.857cm" svg:x="31.797cm" svg:y="47.672cm">
          <text:p text:style-name="P1">Count </text:p>
          <text:p text:style-name="P1">Customers</text:p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68" draw:id="id68" draw:layer="layout" svg:width="4.445cm" svg:height="2.857cm" svg:x="34.337cm" svg:y="44.815cm">
          <text:p text:style-name="P1">Count </text:p>
          <text:p text:style-name="P1">Customers</text:p>
          <text:p text:style-name="P1">dis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layout" svg:width="3.175cm" svg:height="1.905cm" svg:x="35.925cm" svg:y="39.417cm"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7" draw:id="id57" draw:layer="layout" svg:width="3.175cm" svg:height="1.905cm" svg:x="21.955cm" svg:y="34.337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59" draw:id="id59" draw:layer="layout" svg:width="4.127cm" svg:height="2.222cm" svg:x="19.733cm" svg:y="38.783cm">
          <text:p text:style-name="P1">creator</text:p>
          <text:p text:style-name="P1">ID (admi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5.13cm" svg:y1="35.289cm" svg:x2="27.987cm" svg:y2="43.069cm" draw:start-shape="id57" draw:start-glue-point="1" draw:end-shape="id56" draw:end-glue-point="3" svg:d="M25130 35289h1429v7780h1428" svg:viewBox="0 0 2858 7781">
          <text:p/>
        </draw:connector>
        <draw:connector draw:style-name="gr4" draw:text-style-name="P3" draw:layer="layout" svg:x1="24.177cm" svg:y1="37.512cm" svg:x2="27.987cm" svg:y2="43.069cm" draw:start-shape="id58" draw:end-shape="id56" draw:end-glue-point="3" svg:d="M24177 37512h1905v5557h1905" svg:viewBox="0 0 3811 5558">
          <text:p/>
        </draw:connector>
        <draw:connector draw:style-name="gr4" draw:text-style-name="P3" draw:layer="layout" svg:x1="23.86cm" svg:y1="39.894cm" svg:x2="27.987cm" svg:y2="43.069cm" draw:start-shape="id59" draw:end-shape="id56" svg:d="M23860 39894h2064v3175h2063" svg:viewBox="0 0 4128 3176">
          <text:p/>
        </draw:connector>
        <draw:connector draw:style-name="gr4" draw:text-style-name="P3" draw:layer="layout" svg:x1="20.685cm" svg:y1="41.957cm" svg:x2="27.987cm" svg:y2="43.069cm" draw:start-shape="id60" draw:end-shape="id56" svg:d="M20685 41957h3651v1112h3651" svg:viewBox="0 0 7303 1113">
          <text:p/>
        </draw:connector>
        <draw:connector draw:style-name="gr4" draw:text-style-name="P3" draw:layer="layout" svg:x1="18.78cm" svg:y1="44.179cm" svg:x2="27.987cm" svg:y2="43.069cm" draw:start-shape="id61" draw:end-shape="id56" svg:d="M18780 44179h4604v-1110h4603" svg:viewBox="0 0 9208 1111">
          <text:p/>
        </draw:connector>
        <draw:connector draw:style-name="gr4" draw:text-style-name="P3" draw:layer="layout" svg:x1="19.732cm" svg:y1="46.719cm" svg:x2="27.987cm" svg:y2="43.069cm" draw:start-shape="id62" draw:end-shape="id56" draw:end-glue-point="3" svg:d="M19732 46719h4128v-3650h4127" svg:viewBox="0 0 8256 3651">
          <text:p/>
        </draw:connector>
        <draw:connector draw:style-name="gr4" draw:text-style-name="P3" draw:layer="layout" svg:x1="21.955cm" svg:y1="49.577cm" svg:x2="27.987cm" svg:y2="43.069cm" draw:start-shape="id63" draw:end-shape="id56" svg:d="M21955 49577h3016v-6508h3016" svg:viewBox="0 0 6033 6509">
          <text:p/>
        </draw:connector>
        <draw:connector draw:style-name="gr4" draw:text-style-name="P3" draw:layer="layout" svg:x1="24.495cm" svg:y1="51.799cm" svg:x2="27.987cm" svg:y2="43.069cm" draw:start-shape="id64" draw:start-glue-point="1" draw:end-shape="id56" draw:end-glue-point="3" svg:d="M24495 51799h1746v-8730h1746" svg:viewBox="0 0 3493 8731">
          <text:p/>
        </draw:connector>
        <draw:connector draw:style-name="gr4" draw:text-style-name="P3" draw:layer="layout" svg:x1="26.399cm" svg:y1="52.117cm" svg:x2="30.209cm" svg:y2="43.863cm" draw:start-shape="id65" draw:end-shape="id56" draw:end-glue-point="2" svg:d="M26399 52117v-4127h3810v-4127" svg:viewBox="0 0 3811 8255">
          <text:p/>
        </draw:connector>
        <draw:connector draw:style-name="gr4" draw:text-style-name="P3" draw:layer="layout" svg:x1="29.574cm" svg:y1="49.895cm" svg:x2="30.209cm" svg:y2="43.863cm" draw:start-shape="id66" draw:start-glue-point="0" draw:end-shape="id56" draw:end-glue-point="2" svg:d="M29574 49895v-3016h635v-3016" svg:viewBox="0 0 636 6033">
          <text:p/>
        </draw:connector>
        <draw:connector draw:style-name="gr4" draw:text-style-name="P3" draw:layer="layout" svg:x1="34.019cm" svg:y1="47.672cm" svg:x2="30.209cm" svg:y2="43.863cm" draw:start-shape="id67" draw:end-shape="id56" svg:d="M34019 47672v-1905h-3810v-1904" svg:viewBox="0 0 3811 3810">
          <text:p/>
        </draw:connector>
        <draw:connector draw:style-name="gr4" draw:text-style-name="P3" draw:layer="layout" svg:x1="34.337cm" svg:y1="46.243cm" svg:x2="32.431cm" svg:y2="43.069cm" draw:start-shape="id68" draw:end-shape="id56" svg:d="M34337 46243h-953v-3174h-953" svg:viewBox="0 0 1907 3175">
          <text:p/>
        </draw:connector>
        <draw:connector draw:style-name="gr4" draw:text-style-name="P3" draw:layer="layout" svg:x1="36.39cm" svg:y1="41.043cm" svg:x2="32.431cm" svg:y2="43.069cm" draw:start-shape="id69" draw:start-glue-point="7" draw:end-shape="id56" svg:d="M36390 41043v2026h-3959" svg:viewBox="0 0 3960 2027">
          <text:p/>
        </draw:connector>
        <draw:connector draw:style-name="gr4" draw:text-style-name="P3" draw:layer="layout" svg:x1="33.702cm" svg:y1="36.56cm" svg:x2="30.209cm" svg:y2="42.275cm" draw:start-shape="id70" draw:end-shape="id56" svg:d="M33702 36560v2858h-3493v2857" svg:viewBox="0 0 3494 5716">
          <text:p/>
        </draw:connector>
        <draw:connector draw:style-name="gr4" draw:text-style-name="P3" draw:layer="layout" svg:x1="36.56cm" svg:y1="38.464cm" svg:x2="30.209cm" svg:y2="42.275cm" draw:start-shape="id71" draw:start-glue-point="8" draw:end-shape="id56" draw:end-glue-point="0" svg:d="M36560 38464v1906h-6351v1905" svg:viewBox="0 0 6352 3812">
          <text:p/>
        </draw:connector>
        <draw:custom-shape draw:style-name="gr2" draw:text-style-name="P2" xml:id="id72" draw:id="id72" draw:layer="layout" svg:width="3.175cm" svg:height="1.905cm" svg:x="36.877cm" svg:y="41.957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36.877cm" svg:y1="42.91cm" svg:x2="32.431cm" svg:y2="43.069cm" draw:start-shape="id72" draw:start-glue-point="6" draw:end-shape="id56" svg:d="M36877 42910h-2223v159h-2223" svg:viewBox="0 0 4447 160">
          <text:p/>
        </draw:connector>
        <draw:custom-shape draw:style-name="gr14" draw:text-style-name="P2" xml:id="id74" draw:id="id74" draw:layer="layout" svg:width="5.08cm" svg:height="1.588cm" svg:x="68.945cm" svg:y="20.685cm">
          <text:p text:style-name="P1">Ticket</text:p>
          <text:p text:style-name="P1">Messags</text:p>
          <draw:enhanced-geometry svg:viewBox="0 0 21600 21600" draw:type="rectangle" draw:enhanced-path="M 0 0 L 21600 0 21600 21600 0 21600 0 0 Z N"/>
        </draw:custom-shape>
        <draw:custom-shape draw:style-name="gr2" draw:text-style-name="P2" xml:id="id75" draw:id="id75" draw:layer="layout" svg:width="3.175cm" svg:height="1.905cm" svg:x="67.675cm" svg:y="23.542cm">
          <text:p text:style-name="P1">Ticke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6" draw:id="id76" draw:layer="layout" svg:width="3.175cm" svg:height="1.905cm" svg:x="72.12cm" svg:y="23.542cm"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7" draw:id="id77" draw:layer="layout" svg:width="3.175cm" svg:height="1.905cm" svg:x="75.295cm" svg:y="20.05cm">
          <text:p text:style-name="P1">Sender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3" draw:id="id73" draw:layer="layout" svg:width="3.175cm" svg:height="1.905cm" svg:x="64.5cm" svg:y="21.32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67.675cm" svg:y1="22.273cm" svg:x2="68.945cm" svg:y2="21.479cm" draw:start-shape="id73" draw:start-glue-point="10" draw:end-shape="id74" svg:d="M67675 22273h635v-794h635" svg:viewBox="0 0 1271 795">
          <text:p/>
        </draw:connector>
        <draw:connector draw:style-name="gr4" draw:text-style-name="P3" draw:layer="layout" svg:x1="69.263cm" svg:y1="23.542cm" svg:x2="71.485cm" svg:y2="22.273cm" draw:start-shape="id75" draw:start-glue-point="4" draw:end-shape="id74" svg:d="M69263 23542v-635h2222v-634" svg:viewBox="0 0 2223 1270">
          <text:p/>
        </draw:connector>
        <draw:connector draw:style-name="gr4" draw:text-style-name="P3" draw:layer="layout" svg:x1="73.707cm" svg:y1="23.542cm" svg:x2="71.485cm" svg:y2="22.273cm" draw:start-shape="id76" draw:start-glue-point="0" draw:end-shape="id74" svg:d="M73707 23542v-635h-2222v-634" svg:viewBox="0 0 2223 1270">
          <text:p/>
        </draw:connector>
        <draw:connector draw:style-name="gr4" draw:text-style-name="P3" draw:layer="layout" svg:x1="75.295cm" svg:y1="21.002cm" svg:x2="74.025cm" svg:y2="21.479cm" draw:start-shape="id77" draw:end-shape="id74" svg:d="M75295 21002h-635v477h-635" svg:viewBox="0 0 1271 478">
          <text:p/>
        </draw:connector>
        <draw:custom-shape draw:style-name="gr2" draw:text-style-name="P2" xml:id="id78" draw:id="id78" draw:layer="layout" svg:width="3.175cm" svg:height="1.905cm" svg:x="76.247cm" svg:y="23.542cm">
          <text:p text:style-name="P1">Appendix</text:p>
          <text:p text:style-name="P1">UR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71.485cm" svg:y1="22.273cm" svg:x2="77.835cm" svg:y2="23.542cm" draw:start-shape="id74" draw:start-glue-point="2" draw:end-shape="id78" draw:end-glue-point="4" svg:d="M71485 22273v634h6350v635" svg:viewBox="0 0 6351 1270">
          <text:p/>
        </draw:connector>
        <draw:custom-shape draw:style-name="gr2" draw:text-style-name="P2" xml:id="id79" draw:id="id79" draw:layer="layout" svg:width="3.175cm" svg:height="1.905cm" svg:x="72.437cm" svg:y="18.145cm">
          <text:p text:style-name="P1">Sender </text:p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72.437cm" svg:y1="19.097cm" svg:x2="71.485cm" svg:y2="20.685cm" draw:start-shape="id79" draw:end-shape="id74" draw:end-glue-point="0" svg:d="M72437 19097h-952v1588" svg:viewBox="0 0 953 1589">
          <text:p/>
        </draw:connector>
        <draw:custom-shape draw:style-name="gr1" draw:text-style-name="P2" xml:id="id81" draw:id="id81" draw:layer="layout" svg:width="4.444cm" svg:height="1.588cm" svg:x="7.033cm" svg:y="51.165cm">
          <text:p text:style-name="P1">Ord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83" draw:id="id83" draw:layer="layout" svg:width="3.175cm" svg:height="1.905cm" svg:x="12.43cm" svg:y="54.97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0" draw:id="id80" draw:layer="layout" svg:width="3.175cm" svg:height="1.905cm" svg:x="10.843cm" svg:y="47.672cm">
          <text:p text:style-name="P1">Customer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2" draw:id="id82" draw:layer="layout" svg:width="3.175cm" svg:height="1.905cm" svg:x="13.065cm" svg:y="50.212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2.43cm" svg:y1="49.577cm" svg:x2="9.255cm" svg:y2="51.165cm" draw:start-shape="id80" draw:end-shape="id81" svg:d="M12430 49577v794h-3175v794" svg:viewBox="0 0 3176 1589">
          <text:p/>
        </draw:connector>
        <draw:connector draw:style-name="gr4" draw:text-style-name="P3" draw:layer="layout" svg:x1="13.065cm" svg:y1="51.165cm" svg:x2="11.477cm" svg:y2="51.959cm" draw:start-shape="id82" draw:start-glue-point="6" draw:end-shape="id81" svg:d="M13065 51165h-794v794h-794" svg:viewBox="0 0 1589 795">
          <text:p/>
        </draw:connector>
        <draw:connector draw:style-name="gr4" draw:text-style-name="P3" draw:layer="layout" svg:x1="14.017cm" svg:y1="54.975cm" svg:x2="9.255cm" svg:y2="52.753cm" draw:start-shape="id83" draw:end-shape="id81" svg:d="M14017 54975v-1111h-4762v-1111" svg:viewBox="0 0 4763 2223">
          <text:p/>
        </draw:connector>
        <draw:custom-shape draw:style-name="gr15" draw:text-style-name="P2" xml:id="id85" draw:id="id85" draw:layer="layout" svg:width="3.81cm" svg:height="2.54cm" svg:x="2.905cm" svg:y="46.402cm">
          <text:p text:style-name="P1">Payment </text:p>
          <text:p text:style-name="P1">tracking </text:p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4" draw:id="id84" draw:layer="layout" svg:width="3.175cm" svg:height="1.905cm" svg:x="1cm" svg:y="55.61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4.175cm" svg:y1="56.562cm" svg:x2="7.033cm" svg:y2="51.959cm" draw:start-shape="id84" draw:end-shape="id81" svg:d="M4175 56562h1429v-4603h1429" svg:viewBox="0 0 2859 4604">
          <text:p/>
        </draw:connector>
        <draw:connector draw:style-name="gr4" draw:text-style-name="P3" draw:layer="layout" svg:x1="4.81cm" svg:y1="48.942cm" svg:x2="9.255cm" svg:y2="51.165cm" draw:start-shape="id85" draw:end-shape="id81" svg:d="M4810 48942v1112h4445v1111" svg:viewBox="0 0 4446 2224">
          <text:p/>
        </draw:connector>
        <draw:custom-shape draw:style-name="gr2" draw:text-style-name="P2" xml:id="id86" draw:id="id86" draw:layer="layout" svg:width="3.175cm" svg:height="1.905cm" svg:x="6.715cm" svg:y="55.927cm">
          <text:p text:style-name="P1">Payment </text:p>
          <text:p text:style-name="P1">statu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9.255cm" svg:y1="52.753cm" svg:x2="8.302cm" svg:y2="55.927cm" draw:start-shape="id81" draw:end-shape="id86" svg:d="M9255 52753v1587h-953v1587" svg:viewBox="0 0 954 3175">
          <text:p/>
        </draw:connector>
        <draw:custom-shape draw:style-name="gr1" draw:text-style-name="P2" xml:id="id88" draw:id="id88" draw:layer="layout" svg:width="4.444cm" svg:height="1.588cm" svg:x="53.069cm" svg:y="19.415cm">
          <text:p text:style-name="P1">Comment wait</text:p>
          <text:p text:style-name="P1">to confirm</text:p>
          <draw:enhanced-geometry svg:viewBox="0 0 21600 21600" draw:type="rectangle" draw:enhanced-path="M 0 0 L 21600 0 21600 21600 0 21600 0 0 Z N"/>
        </draw:custom-shape>
        <draw:custom-shape draw:style-name="gr2" draw:text-style-name="P2" xml:id="id90" draw:id="id90" draw:layer="layout" svg:width="3.175cm" svg:height="1.905cm" svg:x="53.704cm" svg:y="23.86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1" draw:id="id91" draw:layer="layout" svg:width="3.175cm" svg:height="1.905cm" svg:x="58.467cm" svg:y="22.273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9" draw:id="id89" draw:layer="layout" svg:width="3.175cm" svg:height="1.905cm" svg:x="48.942cm" svg:y="16.875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48.307cm" svg:y="22.59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7" draw:id="id87" draw:layer="layout" svg:width="3.175cm" svg:height="1.905cm" svg:x="48.307cm" svg:y="22.59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2" draw:id="id92" draw:layer="layout" svg:width="3.175cm" svg:height="1.905cm" svg:x="59.102cm" svg:y="17.51cm">
          <text:p text:style-name="P1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51.482cm" svg:y1="23.542cm" svg:x2="53.069cm" svg:y2="20.209cm" draw:start-shape="id87" draw:end-shape="id88" svg:d="M51482 23542h794v-3333h793" svg:viewBox="0 0 1588 3334">
          <text:p/>
        </draw:connector>
        <draw:connector draw:style-name="gr4" draw:text-style-name="P3" draw:layer="layout" svg:x1="50.529cm" svg:y1="18.78cm" svg:x2="53.069cm" svg:y2="20.209cm" draw:start-shape="id89" draw:end-shape="id88" draw:end-glue-point="3" svg:d="M50529 18780v1429h2540" svg:viewBox="0 0 2541 1430">
          <text:p/>
        </draw:connector>
        <draw:connector draw:style-name="gr4" draw:text-style-name="P3" draw:layer="layout" svg:x1="55.291cm" svg:y1="23.86cm" svg:x2="55.291cm" svg:y2="21.003cm" draw:start-shape="id90" draw:end-shape="id88" svg:d="M55291 23860v-2857" svg:viewBox="0 0 1 2858">
          <text:p/>
        </draw:connector>
        <draw:connector draw:style-name="gr4" draw:text-style-name="P3" draw:layer="layout" svg:x1="60.054cm" svg:y1="22.273cm" svg:x2="55.291cm" svg:y2="21.003cm" draw:start-shape="id91" draw:end-shape="id88" svg:d="M60054 22273v-635h-4763v-635" svg:viewBox="0 0 4764 1271">
          <text:p/>
        </draw:connector>
        <draw:connector draw:style-name="gr4" draw:text-style-name="P3" draw:layer="layout" svg:x1="59.102cm" svg:y1="18.462cm" svg:x2="57.513cm" svg:y2="20.209cm" draw:start-shape="id92" draw:end-shape="id88" svg:d="M59102 18462h-795v1747h-794" svg:viewBox="0 0 1590 1748">
          <text:p/>
        </draw:connector>
        <draw:custom-shape draw:style-name="gr2" draw:text-style-name="P2" xml:id="id93" draw:id="id93" draw:layer="layout" svg:width="3.175cm" svg:height="1.905cm" svg:x="46.402cm" svg:y="19.733cm">
          <text:p text:style-name="P1">Status</text:p>
          <text:p text:style-name="P1">sugges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49.577cm" svg:y1="20.685cm" svg:x2="53.069cm" svg:y2="20.209cm" draw:start-shape="id93" draw:end-shape="id88" svg:d="M49577 20685h1746v-476h1746" svg:viewBox="0 0 3493 477">
          <text:p/>
        </draw:connector>
        <draw:custom-shape draw:style-name="gr16" draw:text-style-name="P7" draw:layer="layout" svg:width="30.163cm" svg:height="21.589cm" svg:x="47.355cm" svg:y="33.702cm">
          <text:p text:style-name="P5"><text:span text:style-name="T2">خلاصه سناریو</text:span></text:p>
          <text:p text:style-name="P6"><text:span text:style-name="T3">مشتری یکسری کالا رو به سبد خرید اضافه میکنه و بعد از ثبت</text:span><text:span text:style-name="T3"> </text:span></text:p>
          <text:p text:style-name="P6"><text:span text:style-name="T3">سفارش هزینه رو پرداخت میکنه</text:span><text:span text:style-name="T3"> </text:span></text:p>
          <text:p text:style-name="P6"><text:span text:style-name="T4"/></text:p>
          <text:p text:style-name="P6"><text:span text:style-name="T3"><text:s/></text:span><text:span text:style-name="T3">مشتری چه دسترسی به حساب کاربری داشته باشه چه نه میتونه</text:span></text:p>
          <text:p text:style-name="P6"><text:span text:style-name="T3">از سیستم تیکتینگ استفاده کنه جهت ارتباط با ادمین از طریق متن و بارگزاری فایل</text:span></text:p>
          <text:p text:style-name="P6"><text:span text:style-name="T4"/></text:p>
          <text:p text:style-name="P6"><text:span text:style-name="T3">بنر ها از طریق دو لینک <text:s/>(عکس و لینک هدف) تشکیل و مدیریت میشن</text:span></text:p>
          <text:p text:style-name="P6"><text:span text:style-name="T4"/></text:p>
          <text:p text:style-name="P6"><text:span text:style-name="T3">مشتری میتونه کامنت برای محصولی که خریده بزاره</text:span><text:span text:style-name="T3"> </text:span></text:p>
          <text:p text:style-name="P6"><text:span text:style-name="T3">کامنت اول باید توسط مدیرت تایید بشه برای نمایش</text:span></text:p>
          <text:p text:style-name="P6"><text:span text:style-name="T4"/></text:p>
          <text:p text:style-name="P6"><text:span text:style-name="T3">برای امنیت بهتر حساب مدیر سه کلمه عبور درنظر گرفته شده</text:span></text:p>
          <text:p text:style-name="P6"><text:span text:style-name="T4"/></text:p>
          <text:p text:style-name="P6"><text:span text:style-name="T3">برای جلوگیری سرقت حساب مدیر و مشتری تلاش برای ورود به حساب محدود میشود</text:span></text:p>
          <text:p text:style-name="P6"><text:span text:style-name="T4"/></text:p>
          <text:p text:style-name="P6"><text:span text:style-name="T3">در این پروژه فقط چند مدیر جهت ثبت محصول و نظارت</text:span></text:p>
          <text:p text:style-name="P6"><text:span text:style-name="T3"><text:s/></text:span><text:span text:style-name="T3">وجود دارند و بخش فروشنده و محصولات تکراری وجود ندارد</text:span></text:p>
          <text:p text:style-name="P6"><text:span text:style-name="T3"/></text:p>
          <text:p text:style-name="P6"><text:span text:style-name="T3">سبد خرید</text:span><text:span text:style-name="T3"> </text:span><text:span text:style-name="T3">: Cart list</text:span></text:p>
          <text:p text:style-name="P6"><text:span text:style-name="T3">سفارش</text:span><text:span text:style-name="T3"> </text:span><text:span text:style-name="T3">: Orders </text:span><text:span text:style-name="T3">و</text:span><text:span text:style-name="T3"> </text:span><text:span text:style-name="T3">Order Items</text:span></text:p>
          <text:p text:style-name="P6"><text:span text:style-name="T3">محصول</text:span><text:span text:style-name="T3"> </text:span><text:span text:style-name="T3">: Product</text:span></text:p>
          <text:p text:style-name="P6"><text:span text:style-name="T3">بیلبورد / بنر و تبلیغات</text:span><text:span text:style-name="T3"> <text:s/></text:span><text:span text:style-name="T3">: Banners URL</text:span></text:p>
          <text:p text:style-name="P6"><text:span text:style-name="T3">کامنت / نظر</text:span><text:span text:style-name="T3"> </text:span><text:span text:style-name="T3">: Comment wait to confirm / verified</text:span></text:p>
          <text:p text:style-name="P6"><text:span text:style-name="T3">تیکت</text:span><text:span text:style-name="T3"> </text:span><text:span text:style-name="T3">: Ticket </text:span><text:span text:style-name="T3">و</text:span><text:span text:style-name="T3"> </text:span><text:span text:style-name="T3">Ticket Messages</text:span></text:p>
          <text:p text:style-name="P6"><text:span text:style-name="T3">مشتری</text:span><text:span text:style-name="T3"> </text:span><text:span text:style-name="T3">: Customer </text:span></text:p>
          <text:p text:style-name="P6"><text:span text:style-name="T3">مدیر</text:span><text:span text:style-name="T3"> </text:span><text:span text:style-name="T3">: Admin</text:span></text:p>
          <text:p text:style-name="P6"><text:span text:style-name="T4"/></text:p>
          <text:p text:style-name="P6"><text:span text:style-name="T4"/></text:p>
          <text:p text:style-name="P5"><text:span text:style-name="T4"/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3T00:40:56.059092755</meta:creation-date>
    <dc:date>2021-03-24T00:18:11.349552801</dc:date>
    <meta:editing-duration>PT6H46M21S</meta:editing-duration>
    <meta:editing-cycles>172</meta:editing-cycles>
    <meta:generator>LibreOffice/7.0.3.1$Linux_X86_64 LibreOffice_project/00$Build-1</meta:generator>
    <meta:document-statistic meta:object-count="178"/>
  </office:meta>
</office:document-meta>
</file>